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ad7" officeooo:paragraph-rsid="00109ad7"/>
    </style:style>
    <style:style style:name="P2" style:family="paragraph" style:parent-style-name="Standard">
      <style:text-properties officeooo:rsid="00127b52" officeooo:paragraph-rsid="00127b52"/>
    </style:style>
    <style:style style:name="P3" style:family="paragraph" style:parent-style-name="Standard">
      <style:text-properties officeooo:rsid="00140149" officeooo:paragraph-rsid="00140149"/>
    </style:style>
    <style:style style:name="P4" style:family="paragraph" style:parent-style-name="Standard">
      <style:text-properties officeooo:rsid="00146913" officeooo:paragraph-rsid="00146913"/>
    </style:style>
    <style:style style:name="T1" style:family="text">
      <style:text-properties officeooo:rsid="00165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A</text:p>
      <text:p text:style-name="P1">2-C</text:p>
      <text:p text:style-name="P1">3-D</text:p>
      <text:p text:style-name="P1">4-B</text:p>
      <text:p text:style-name="P1">5-A</text:p>
      <text:p text:style-name="P1">6-A</text:p>
      <text:p text:style-name="P1">7-<text:span text:style-name="T1">D</text:span></text:p>
      <text:p text:style-name="P1">8-B</text:p>
      <text:p text:style-name="P2">9-C</text:p>
      <text:p text:style-name="P2">10-C</text:p>
      <text:p text:style-name="P2">11-B</text:p>
      <text:p text:style-name="P2">12-B</text:p>
      <text:p text:style-name="P2">13-F</text:p>
      <text:p text:style-name="P3">14-A</text:p>
      <text:p text:style-name="P3">15-A</text:p>
      <text:p text:style-name="P3">16-B</text:p>
      <text:p text:style-name="P3">17-A</text:p>
      <text:p text:style-name="P3">18-B</text:p>
      <text:p text:style-name="P4">19-C</text:p>
      <text:p text:style-name="P4">20-C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1:54:00.088921368</meta:creation-date>
    <dc:date>2021-09-09T17:29:42.962357380</dc:date>
    <meta:editing-duration>PT31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0" meta:character-count="71" meta:non-whitespace-character-count="71"/>
  </office:meta>
</office:document-meta>
</file>